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49.41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87.9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map style:condition="cell-content()=&quot;after&quot;" style:apply-style-name="Neutral" style:base-cell-address="Sheet1.E2"/>
      <style:map style:condition="cell-content()=&quot;before&quot;" style:apply-style-name="Good" style:base-cell-address="Sheet1.E2"/>
    </style:style>
    <style:style style:name="ce4" style:family="table-cell" style:parent-style-name="Default">
      <style:map style:condition="cell-content()=&quot;after&quot;" style:apply-style-name="Neutral" style:base-cell-address="Sheet1.F5"/>
      <style:map style:condition="cell-content()=&quot;before&quot;" style:apply-style-name="Accent" style:base-cell-address="Sheet1.F5"/>
    </style:style>
    <style:style style:name="ce5" style:family="table-cell" style:parent-style-name="Default" style:data-style-name="N124"/>
    <style:style style:name="T1" style:family="text">
      <style:text-properties fo:font-style="italic"/>
    </style:style>
    <style:style style:name="T2" style:family="text">
      <style:text-properties fo:font-weight="normal" fo:font-style="normal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2"/>
        <table:table-column table:style-name="co3" table:default-cell-style-name="ce3"/>
        <table:table-column table:style-name="co4" table:default-cell-style-name="Default"/>
        <table:table-column table:style-name="co3" table:default-cell-style-name="ce5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Before</text:p>
          </table:table-cell>
          <table:table-cell office:value-type="string" calcext:value-type="string">
            <text:p>After</text:p>
          </table:table-cell>
          <table:table-cell table:style-name="Default" office:value-type="string" calcext:value-type="string">
            <text:p>Actual FS</text:p>
          </table:table-cell>
          <table:table-cell table:style-name="Default" office:value-type="string" calcext:value-type="string">
            <text:p>Favors?</text:p>
          </table:table-cell>
          <table:table-cell office:value-type="string" calcext:value-type="string">
            <text:p>Mem Used</text:p>
          </table:table-cell>
          <table:table-cell table:style-name="Default" office:value-type="string" calcext:value-type="string">
            <text:p>Mem-vs-FS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memes</text:p>
          </table:table-cell>
          <table:table-cell office:value-type="float" office:value="12742656" calcext:value-type="float">
            <text:p>12742656</text:p>
          </table:table-cell>
          <table:table-cell office:value-type="float" office:value="13561856" calcext:value-type="float">
            <text:p>13561856</text:p>
          </table:table-cell>
          <table:table-cell office:value-type="float" office:value="489942" calcext:value-type="float">
            <text:p>489942</text:p>
          </table:table-cell>
          <table:table-cell table:formula="of:=IF([.B2]&gt;[.C2];&quot;before&quot;;&quot;after&quot;)" office:value-type="string" office:string-value="after" calcext:value-type="string">
            <text:p>after</text:p>
          </table:table-cell>
          <table:table-cell table:formula="of:=ABS(ORG.LIBREOFFICE.RAWSUBTRACT([.B2];[.C2]))" office:value-type="float" office:value="819200" calcext:value-type="float">
            <text:p>819200</text:p>
          </table:table-cell>
          <table:table-cell table:number-columns-repeated="2"/>
          <table:table-cell office:value-type="string" calcext:value-type="string">
            <text:p>note: memory allocated in 4096 bit chunks</text:p>
          </table:table-cell>
        </table:table-row>
        <table:table-row table:style-name="ro1">
          <table:table-cell office:value-type="string" calcext:value-type="string">
            <text:p>logParser.py</text:p>
          </table:table-cell>
          <table:table-cell office:value-type="float" office:value="12718080" calcext:value-type="float">
            <text:p>12718080</text:p>
          </table:table-cell>
          <table:table-cell office:value-type="float" office:value="12722176" calcext:value-type="float">
            <text:p>12722176</text:p>
          </table:table-cell>
          <table:table-cell table:style-name="Default" office:value-type="float" office:value="5684" calcext:value-type="float">
            <text:p>5684</text:p>
          </table:table-cell>
          <table:table-cell table:formula="of:=IF([.B3]&gt;[.C3];&quot;before&quot;;&quot;after&quot;)" office:value-type="string" office:string-value="after" calcext:value-type="string">
            <text:p>after</text:p>
          </table:table-cell>
          <table:table-cell table:formula="of:=ABS(ORG.LIBREOFFICE.RAWSUBTRACT([.B3];[.C3]))" office:value-type="float" office:value="4096" calcext:value-type="float">
            <text:p>4096</text:p>
          </table:table-cell>
          <table:table-cell table:formula="of:=[.F3]/[.D3]" office:value-type="float" office:value="0.720619282195637" calcext:value-type="float">
            <text:p>0.721x</text:p>
          </table:table-cell>
          <table:table-cell office:value-type="string" calcext:value-type="string">
            <text:p>srsly wut</text:p>
          </table:table-cell>
          <table:table-cell/>
        </table:table-row>
        <table:table-row table:style-name="ro1">
          <table:table-cell office:value-type="string" calcext:value-type="string">
            <text:p>README.md</text:p>
          </table:table-cell>
          <table:table-cell office:value-type="float" office:value="12713984" calcext:value-type="float">
            <text:p>12713984</text:p>
          </table:table-cell>
          <table:table-cell office:value-type="float" office:value="12718080" calcext:value-type="float">
            <text:p>12718080</text:p>
          </table:table-cell>
          <table:table-cell office:value-type="float" office:value="1553" calcext:value-type="float">
            <text:p>1553</text:p>
          </table:table-cell>
          <table:table-cell table:formula="of:=IF([.B4]&gt;[.C4];&quot;before&quot;;&quot;after&quot;)" office:value-type="string" office:string-value="after" calcext:value-type="string">
            <text:p>after</text:p>
          </table:table-cell>
          <table:table-cell table:formula="of:=ABS(ORG.LIBREOFFICE.RAWSUBTRACT([.B4];[.C4]))" office:value-type="float" office:value="4096" calcext:value-type="float">
            <text:p>4096</text:p>
          </table:table-cell>
          <table:table-cell table:formula="of:=[.F4]/[.D4]" office:value-type="float" office:value="2.63747585318738" calcext:value-type="float">
            <text:p>2.637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<text:span text:style-name="T1">/</text:span><text:span text:style-name="T2">var</text:span><text:span text:style-name="T1">/</text:span>log/alternatives.log.1</text:p>
          </table:table-cell>
          <table:table-cell office:value-type="float" office:value="12668928" calcext:value-type="float">
            <text:p>12668928</text:p>
          </table:table-cell>
          <table:table-cell office:value-type="float" office:value="12673024" calcext:value-type="float">
            <text:p>12673024</text:p>
          </table:table-cell>
          <table:table-cell table:style-name="Default" office:value-type="float" office:value="38729" calcext:value-type="float">
            <text:p>38729</text:p>
          </table:table-cell>
          <table:table-cell table:formula="of:=IF([.B5]&gt;[.C5];&quot;before&quot;;&quot;after&quot;)" office:value-type="string" office:string-value="after" calcext:value-type="string">
            <text:p>after</text:p>
          </table:table-cell>
          <table:table-cell table:style-name="ce4" table:formula="of:=ABS(ORG.LIBREOFFICE.RAWSUBTRACT([.B5];[.C5]))" office:value-type="float" office:value="4096" calcext:value-type="float">
            <text:p>4096</text:p>
          </table:table-cell>
          <table:table-cell table:formula="of:=[.F5]/[.D5]" office:value-type="float" office:value="0.105760541196519" calcext:value-type="float">
            <text:p>0.106x</text:p>
          </table:table-cell>
          <table:table-cell office:value-type="string" calcext:value-type="string">
            <text:p>not really sure how</text:p>
          </table:table-cell>
          <table:table-cell/>
        </table:table-row>
        <table:table-row table:style-name="ro1">
          <table:table-cell office:value-type="string" calcext:value-type="string">
            <text:p>/var/log/bootstrap.log</text:p>
          </table:table-cell>
          <table:table-cell office:value-type="float" office:value="12738560" calcext:value-type="float">
            <text:p>12738560</text:p>
          </table:table-cell>
          <table:table-cell office:value-type="float" office:value="12746752" calcext:value-type="float">
            <text:p>12746752</text:p>
          </table:table-cell>
          <table:table-cell office:value-type="float" office:value="56751" calcext:value-type="float">
            <text:p>56751</text:p>
          </table:table-cell>
          <table:table-cell table:formula="of:=IF([.B6]&gt;[.C6];&quot;before&quot;;&quot;after&quot;)" office:value-type="string" office:string-value="after" calcext:value-type="string">
            <text:p>after</text:p>
          </table:table-cell>
          <table:table-cell table:formula="of:=ABS(ORG.LIBREOFFICE.RAWSUBTRACT([.B6];[.C6]))" office:value-type="float" office:value="8192" calcext:value-type="float">
            <text:p>8192</text:p>
          </table:table-cell>
          <table:table-cell table:formula="of:=[.F6]/[.D6]" office:value-type="float" office:value="0.144349879297281" calcext:value-type="float">
            <text:p>0.144x</text:p>
          </table:table-cell>
          <table:table-cell office:value-type="string" calcext:value-type="string">
            <text:p>uh</text:p>
          </table:table-cell>
          <table:table-cell/>
        </table:table-row>
        <table:table-row table:style-name="ro1">
          <table:table-cell office:value-type="string" calcext:value-type="string">
            <text:p>/var/log/dpkg.log.1</text:p>
          </table:table-cell>
          <table:table-cell office:value-type="float" office:value="12689408" calcext:value-type="float">
            <text:p>12689408</text:p>
          </table:table-cell>
          <table:table-cell office:value-type="float" office:value="16601088" calcext:value-type="float">
            <text:p>16601088</text:p>
          </table:table-cell>
          <table:table-cell office:value-type="float" office:value="1970646" calcext:value-type="float">
            <text:p>1970646</text:p>
          </table:table-cell>
          <table:table-cell table:formula="of:=IF([.B7]&gt;[.C7];&quot;before&quot;;&quot;after&quot;)" office:value-type="string" office:string-value="after" calcext:value-type="string">
            <text:p>after</text:p>
          </table:table-cell>
          <table:table-cell table:formula="of:=ABS(ORG.LIBREOFFICE.RAWSUBTRACT([.B7];[.C7]))" office:value-type="float" office:value="3911680" calcext:value-type="float">
            <text:p>3911680</text:p>
          </table:table-cell>
          <table:table-cell table:formula="of:=[.F7]/[.D7]" office:value-type="float" office:value="1.98497345540498" calcext:value-type="float">
            <text:p>1.985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/var/log/auth.log.1</text:p>
          </table:table-cell>
          <table:table-cell office:value-type="float" office:value="12718080" calcext:value-type="float">
            <text:p>12718080</text:p>
          </table:table-cell>
          <table:table-cell office:value-type="float" office:value="12722176" calcext:value-type="float">
            <text:p>12722176</text:p>
          </table:table-cell>
          <table:table-cell office:value-type="float" office:value="98660" calcext:value-type="float">
            <text:p>98660</text:p>
          </table:table-cell>
          <table:table-cell table:formula="of:=IF([.B8]&gt;[.C8];&quot;before&quot;;&quot;after&quot;)" office:value-type="string" office:string-value="after" calcext:value-type="string">
            <text:p>after</text:p>
          </table:table-cell>
          <table:table-cell table:formula="of:=ABS(ORG.LIBREOFFICE.RAWSUBTRACT([.B8];[.C8]))" office:value-type="float" office:value="4096" calcext:value-type="float">
            <text:p>4096</text:p>
          </table:table-cell>
          <table:table-cell table:formula="of:=[.F8]/[.D8]" office:value-type="float" office:value="0.0415163186701804" calcext:value-type="float">
            <text:p>0.042x</text:p>
          </table:table-cell>
          <table:table-cell office:value-type="string" calcext:value-type="string">
            <text:p>??????????</text:p>
          </table:table-cell>
          <table:table-cell/>
        </table:table-row>
        <table:table-row table:style-name="ro1">
          <table:table-cell office:value-type="string" calcext:value-type="string">
            <text:p>/var/log/kern.log.1</text:p>
          </table:table-cell>
          <table:table-cell office:value-type="float" office:value="12754944" calcext:value-type="float">
            <text:p>12754944</text:p>
          </table:table-cell>
          <table:table-cell office:value-type="float" office:value="28049408" calcext:value-type="float">
            <text:p>28049408</text:p>
          </table:table-cell>
          <table:table-cell office:value-type="float" office:value="9804894" calcext:value-type="float">
            <text:p>9804894</text:p>
          </table:table-cell>
          <table:table-cell table:formula="of:=IF([.B9]&gt;[.C9];&quot;before&quot;;&quot;after&quot;)" office:value-type="string" office:string-value="after" calcext:value-type="string">
            <text:p>after</text:p>
          </table:table-cell>
          <table:table-cell table:formula="of:=ABS(ORG.LIBREOFFICE.RAWSUBTRACT([.B9];[.C9]))" office:value-type="float" office:value="15294464" calcext:value-type="float">
            <text:p>15294464</text:p>
          </table:table-cell>
          <table:table-cell table:formula="of:=[.F9]/[.D9]" office:value-type="float" office:value="1.5598806065624" calcext:value-type="float">
            <text:p>1.560x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/var/log/gpu-manager.log</text:p>
          </table:table-cell>
          <table:table-cell table:number-columns-repeated="2" office:value-type="float" office:value="12533760" calcext:value-type="float">
            <text:p>12533760</text:p>
          </table:table-cell>
          <table:table-cell office:value-type="float" office:value="1165" calcext:value-type="float">
            <text:p>1165</text:p>
          </table:table-cell>
          <table:table-cell table:formula="of:=IF([.B10]&gt;[.C10];&quot;before&quot;;&quot;after&quot;)" office:value-type="string" office:string-value="after" calcext:value-type="string">
            <text:p>after</text:p>
          </table:table-cell>
          <table:table-cell table:formula="of:=ABS(ORG.LIBREOFFICE.RAWSUBTRACT([.B10];[.C10]))" office:value-type="float" office:value="0" calcext:value-type="float">
            <text:p>0</text:p>
          </table:table-cell>
          <table:table-cell table:formula="of:=[.F10]/[.D10]" office:value-type="float" office:value="0" calcext:value-type="float">
            <text:p>0.000x</text:p>
          </table:table-cell>
          <table:table-cell office:value-type="string" calcext:value-type="string">
            <text:p>lmao wut</text:p>
          </table:table-cell>
          <table:table-cell/>
        </table:table-row>
        <table:table-row table:style-name="ro1">
          <table:table-cell office:value-type="string" calcext:value-type="string">
            <text:p>/home/itintern/Downloads/http.log</text:p>
          </table:table-cell>
          <table:table-cell office:value-type="float" office:value="12640256" calcext:value-type="float">
            <text:p>12640256</text:p>
          </table:table-cell>
          <table:table-cell office:value-type="float" office:value="1544830976" calcext:value-type="float">
            <text:p>1544830976</text:p>
          </table:table-cell>
          <table:table-cell office:value-type="float" office:value="1379588642" calcext:value-type="float">
            <text:p>1379588642</text:p>
          </table:table-cell>
          <table:table-cell table:formula="of:=IF([.B11]&gt;[.C11];&quot;before&quot;;&quot;after&quot;)" office:value-type="string" office:string-value="after" calcext:value-type="string">
            <text:p>after</text:p>
          </table:table-cell>
          <table:table-cell table:formula="of:=ABS(ORG.LIBREOFFICE.RAWSUBTRACT([.B11];[.C11]))" office:value-type="float" office:value="1532190720" calcext:value-type="float">
            <text:p>1532190720</text:p>
          </table:table-cell>
          <table:table-cell table:formula="of:=[.F11]/[.D11]" office:value-type="float" office:value="1.1106141884285" calcext:value-type="float">
            <text:p>1.111x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table:table-row table:style-name="ro1">
          <table:table-cell table:number-columns-repeated="3"/>
          <table:table-cell table:style-name="Default"/>
          <table:table-cell table:number-columns-repeated="5"/>
        </table:table-row>
        <calcext:conditional-formats>
          <calcext:conditional-format calcext:target-range-address="Sheet1.F5:Sheet1.F5">
            <calcext:condition calcext:apply-style-name="Neutral" calcext:value="=&quot;after&quot;" calcext:base-cell-address="Sheet1.F5"/>
            <calcext:condition calcext:apply-style-name="Accent" calcext:value="=&quot;before&quot;" calcext:base-cell-address="Sheet1.F5"/>
          </calcext:conditional-format>
          <calcext:conditional-format calcext:target-range-address="Sheet1.E2:Sheet1.E13">
            <calcext:condition calcext:apply-style-name="Neutral" calcext:value="=&quot;after&quot;" calcext:base-cell-address="Sheet1.E2"/>
            <calcext:condition calcext:apply-style-name="Good" calcext:value="=&quot;before&quot;" calcext:base-cell-address="Sheet1.E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text>x</number:text>
    </number:number-style>
    <number:number-style style:name="N122">
      <number:number number:decimal-places="0" loext:min-decimal-places="0" number:min-integer-digits="1"/>
      <number:text>x</number:text>
    </number:number-style>
    <number:number-style style:name="N123">
      <number:number number:decimal-places="3" loext:min-decimal-places="3" number:min-integer-digits="1"/>
    </number:number-style>
    <number:number-style style:name="N124">
      <number:number number:decimal-places="3" loext:min-decimal-places="3" number:min-integer-digits="1"/>
      <number:text>x</number:text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3">00/00/0000</text:date>, <text:time style:data-style-name="N2" text:time-value="12:40:42.1151727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43:18.636561009</meta:creation-date>
    <dc:date>2019-06-03T13:00:03.536675058</dc:date>
    <meta:editing-duration>PT2H26M3S</meta:editing-duration>
    <meta:editing-cycles>6</meta:editing-cycles>
    <meta:generator>LibreOffice/6.0.7.3$Linux_X86_64 LibreOffice_project/00m0$Build-3</meta:generator>
    <meta:document-statistic meta:table-count="1" meta:cell-count="83" meta:object-count="0"/>
  </office:meta>
</office:document-meta>
</file>